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92e" officeooo:paragraph-rsid="0009892e"/>
    </style:style>
    <style:style style:name="P2" style:family="paragraph" style:parent-style-name="Standard">
      <style:paragraph-properties fo:text-align="justify" style:justify-single-word="false"/>
      <style:text-properties officeooo:rsid="0009892e" officeooo:paragraph-rsid="0009892e"/>
    </style:style>
    <style:style style:name="P3" style:family="paragraph" style:parent-style-name="Standard">
      <style:paragraph-properties fo:text-align="justify" style:justify-single-word="false"/>
      <style:text-properties officeooo:rsid="002c54f3" officeooo:paragraph-rsid="002c54f3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a9e6a" officeooo:paragraph-rsid="000a9e6a" fo:background-color="#66ff00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d6f3e" officeooo:paragraph-rsid="000d6f3e" fo:background-color="#66ff00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39c94a" officeooo:paragraph-rsid="0039c94a" fo:background-color="#66ff00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ec515" officeooo:paragraph-rsid="002ec515" fo:background-color="#66ff00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310270" officeooo:paragraph-rsid="00310270" fo:background-color="#66ff00"/>
    </style:style>
    <style:style style:name="P9" style:family="paragraph" style:parent-style-name="Standard" style:list-style-name="L1">
      <style:text-properties officeooo:rsid="004512e6" fo:background-color="#66ff00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49f374" officeooo:paragraph-rsid="0049f374" fo:background-color="#66ff00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5b1152" officeooo:paragraph-rsid="005b1152" fo:background-color="#66ff00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650ad9" officeooo:paragraph-rsid="0069c7bf" fo:background-color="#66ff00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650ad9" officeooo:paragraph-rsid="0071be01" fo:background-color="#66ff00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748dbf" officeooo:paragraph-rsid="00748dbf" fo:background-color="#66ff00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82b549" officeooo:paragraph-rsid="0082b549" fo:background-color="#66ff00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106c367" officeooo:paragraph-rsid="0106c367" fo:background-color="#66ff00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21f634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613656" officeooo:paragraph-rsid="00613656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69c7bf" officeooo:paragraph-rsid="0071be01" fo:background-color="#ffff00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75bc36" officeooo:paragraph-rsid="0075bc36" fo:background-color="transparent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7c3f30" officeooo:paragraph-rsid="007c3f30" fo:background-color="transparent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 fo:font-weight="bold" officeooo:rsid="00132f34" fo:background-color="#ffff00" loext:char-shading-value="0" style:font-weight-asian="bold" style:font-weight-complex="bold"/>
    </style:style>
    <style:style style:name="T4" style:family="text">
      <style:text-properties fo:color="#ff3333" officeooo:rsid="0071be01"/>
    </style:style>
    <style:style style:name="T5" style:family="text">
      <style:text-properties officeooo:rsid="0041276d"/>
    </style:style>
    <style:style style:name="T6" style:family="text">
      <style:text-properties officeooo:rsid="0050f954"/>
    </style:style>
    <style:style style:name="T7" style:family="text">
      <style:text-properties officeooo:rsid="0071be01"/>
    </style:style>
    <style:style style:name="T8" style:family="text">
      <style:text-properties officeooo:rsid="0099cd1a"/>
    </style:style>
    <style:style style:name="T9" style:family="text">
      <style:text-properties fo:color="#000000" fo:background-color="#66ff00" loext:char-shading-value="0"/>
    </style:style>
    <style:style style:name="T10" style:family="text">
      <style:text-properties fo:color="#000000" officeooo:rsid="00637150" fo:background-color="#66ff00" loext:char-shading-value="0"/>
    </style:style>
    <style:style style:name="T11" style:family="text">
      <style:text-properties fo:background-color="#66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32f34" fo:background-color="#ffff00" loext:char-shading-value="0"/>
    </style:style>
    <style:style style:name="T14" style:family="text">
      <style:text-properties officeooo:rsid="0027b0fe" fo:background-color="#ffff00" loext:char-shading-value="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D bugs</text:p>
      <text:p text:style-name="P2"/>
      <text:list xml:id="list5294210325242735702" text:style-name="L1">
        <text:list-item>
          <text:p text:style-name="P4">When no data in <text:span text:style-name="T2">calendar</text:span> then msg should be “No data available”</text:p>
        </text:list-item>
        <text:list-item>
          <text:p text:style-name="P5">In <text:span text:style-name="T2">data table</text:span> when u put any value in search box then it keep fixed after refreshing page</text:p>
        </text:list-item>
        <text:list-item>
          <text:p text:style-name="P17"><text:span text:style-name="T3">Project add</text:span><text:span text:style-name="T13"> when u put string like “ </text:span><text:span text:style-name="T12">"""""</text:span><text:span text:style-name="T14">name</text:span><text:span text:style-name="T12">"""</text:span><text:span text:style-name="T13"> ” then it is not fixed in text box at the time of edit. URL(</text:span><text:a xlink:type="simple" xlink:href="http://10.0.4.4/css5811/admin/project/edit/1" text:style-name="Internet_20_link" text:visited-style-name="Visited_20_Internet_20_Link"><text:span text:style-name="T13">http://10.0.4.4/css5811/admin/project/edit/1</text:span></text:a><text:span text:style-name="T13">) IN ALL MODULES</text:span></text:p>
        </text:list-item>
        <text:list-item>
          <text:p text:style-name="P6">Project add ID search is not working when putting only # then search not working </text:p>
        </text:list-item>
      </text:list>
      <text:p text:style-name="P3"/>
      <text:list xml:id="list101250253156285" text:continue-numbering="true" text:style-name="L1">
        <text:list-item>
          <text:p text:style-name="P7">Project List ascending and descendign order is not working <text:s/></text:p>
        </text:list-item>
        <text:list-item>
          <text:p text:style-name="P8"><text:span text:style-name="T1">Employee</text:span> character limit error msg not showing in text box <text:span text:style-name="T5">at add time</text:span></text:p>
        </text:list-item>
        <text:list-item>
          <text:p text:style-name="P9">Eployee list emp id search is not working properly</text:p>
        </text:list-item>
        <text:list-item>
          <text:p text:style-name="P10"><text:span text:style-name="T1">Vehicle</text:span> input box text limit error message not showing in input box <text:span text:style-name="T6">every model </text:span></text:p>
        </text:list-item>
        <text:list-item>
          <text:p text:style-name="P11">Dashboard link is not working in every model lable section</text:p>
        </text:list-item>
        <text:list-item>
          <text:p text:style-name="P18"><text:span text:style-name="T9">When I am running this URL (</text:span><text:a xlink:type="simple" xlink:href="http://10.0.4.4/css5811/admin/service/view_more/" text:style-name="Internet_20_link" text:visited-style-name="Visited_20_Internet_20_Link">http://10.0.4.4/css5811/admin/service/view_more/</text:a><text:span text:style-name="T9">) then all records showing of all services </text:span><text:span text:style-name="T10">(Need to check)</text:span></text:p>
        </text:list-item>
        <text:list-item>
          <text:p text:style-name="P12">When service is deleted then sub data(details table data ) is not deleting</text:p>
        </text:list-item>
        <text:list-item>
          <text:p text:style-name="P19">Recod are deleted for permanently from service details table <text:s/></text:p>
        </text:list-item>
        <text:list-item>
          <text:p text:style-name="P13"><text:s/><text:span text:style-name="T4">Timesheet</text:span><text:span text:style-name="T7"> emp code, end time search is not working</text:span></text:p>
        </text:list-item>
        <text:list-item>
          <text:p text:style-name="P14"><text:span text:style-name="T1">Timesheet</text:span> , need to add input mast on total time,textra time on list section</text:p>
        </text:list-item>
        <text:list-item>
          <text:p text:style-name="P20"><text:span text:style-name="T11">Some problem with this link processsing image </text:span><text:a xlink:type="simple" xlink:href="http://10.0.4.4/css5811/admin/" text:style-name="Internet_20_link" text:visited-style-name="Visited_20_Internet_20_Link"><text:span text:style-name="T11">http://10.0.4.4/css5811/admin/</text:span></text:a></text:p>
        </text:list-item>
        <text:list-item>
          <text:p text:style-name="P21"><text:span text:style-name="T11">Super Admin’s active status should not <text:s/>be change (</text:span><text:a xlink:type="simple" xlink:href="http://10.0.4.4/css5811/admin/settings/manage_users" text:style-name="Internet_20_link" text:visited-style-name="Visited_20_Internet_20_Link"><text:span text:style-name="T11">http://10.0.4.4/css5811/admin/settings/manage_users</text:span></text:a><text:span text:style-name="T11">)</text:span></text:p>
        </text:list-item>
        <text:list-item>
          <text:p text:style-name="P15">User information my calander , <text:span text:style-name="T8">account setting </text:span>link is not working</text:p>
        </text:list-item>
        <text:list-item>
          <text:p text:style-name="P16">Used employee and vehichle was being checked for delete fixed iss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2:59:38.401910975</meta:creation-date>
    <dc:date>2017-03-01T10:12:48.530949632</dc:date>
    <meta:editing-duration>PT12H41M51S</meta:editing-duration>
    <meta:editing-cycles>70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48" meta:character-count="1482" meta:non-whitespace-character-count="1263"/>
  </office:meta>
</office:document-meta>
</file>